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f8" officeooo:paragraph-rsid="00107ef8"/>
    </style:style>
    <style:style style:name="P2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3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4" style:family="paragraph" style:parent-style-name="Standard">
      <style:text-properties fo:font-weight="bold" officeooo:rsid="00107ef8" officeooo:paragraph-rsid="0012b25b" style:font-weight-asian="bold" style:font-weight-complex="bold"/>
    </style:style>
    <style:style style:name="P5" style:family="paragraph" style:parent-style-name="Standard">
      <style:text-properties fo:font-weight="bold" officeooo:rsid="0014d8c4" officeooo:paragraph-rsid="0014d8c4" style:font-weight-asian="bold" style:font-weight-complex="bold"/>
    </style:style>
    <style:style style:name="P6" style:family="paragraph" style:parent-style-name="Standard">
      <style:text-properties officeooo:rsid="00107ef8" officeooo:paragraph-rsid="0011ab86"/>
    </style:style>
    <style:style style:name="P7" style:family="paragraph" style:parent-style-name="Standard">
      <style:text-properties officeooo:rsid="00107ef8" officeooo:paragraph-rsid="00107ef8"/>
    </style:style>
    <style:style style:name="P8" style:family="paragraph" style:parent-style-name="Standard">
      <style:text-properties officeooo:rsid="00107ef8" officeooo:paragraph-rsid="00154503"/>
    </style:style>
    <style:style style:name="P9" style:family="paragraph" style:parent-style-name="Standard">
      <style:text-properties officeooo:rsid="00107ef8" officeooo:paragraph-rsid="0015b7b2"/>
    </style:style>
    <style:style style:name="P10" style:family="paragraph" style:parent-style-name="Standard">
      <style:text-properties officeooo:paragraph-rsid="0011ab86"/>
    </style:style>
    <style:style style:name="P11" style:family="paragraph" style:parent-style-name="Standard">
      <style:text-properties officeooo:paragraph-rsid="00154503"/>
    </style:style>
    <style:style style:name="P12" style:family="paragraph" style:parent-style-name="Standard">
      <style:text-properties officeooo:paragraph-rsid="00107ef8"/>
    </style:style>
    <style:style style:name="P13" style:family="paragraph" style:parent-style-name="Standard">
      <style:paragraph-properties fo:break-before="page"/>
      <style:text-properties fo:font-weight="bold" officeooo:rsid="00107ef8" officeooo:paragraph-rsid="0012b25b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107ef8" officeooo:paragraph-rsid="0011ab86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officeooo:rsid="0014d8c4" officeooo:paragraph-rsid="0014d8c4" style:font-weight-asian="bold" style:font-weight-complex="bold"/>
    </style:style>
    <style:style style:name="P16" style:family="paragraph" style:parent-style-name="Standard">
      <style:paragraph-properties fo:break-before="page"/>
      <style:text-properties fo:font-weight="bold" officeooo:rsid="0019be7a" officeooo:paragraph-rsid="0019be7a" style:font-weight-asian="bold" style:font-weight-complex="bold"/>
    </style:style>
    <style:style style:name="T1" style:family="text">
      <style:text-properties officeooo:rsid="0012b25b"/>
    </style:style>
    <style:style style:name="T2" style:family="text">
      <style:text-properties officeooo:rsid="00136edd"/>
    </style:style>
    <style:style style:name="T3" style:family="text">
      <style:text-properties officeooo:rsid="0014d8c4"/>
    </style:style>
    <style:style style:name="T4" style:family="text">
      <style:text-properties officeooo:rsid="00154503"/>
    </style:style>
    <style:style style:name="T5" style:family="text">
      <style:text-properties fo:font-weight="bold" officeooo:rsid="0014d8c4" style:font-weight-asian="bold" style:font-weight-complex="bold"/>
    </style:style>
    <style:style style:name="T6" style:family="text">
      <style:text-properties fo:font-weight="bold" officeooo:rsid="00154503" style:font-weight-asian="bold" style:font-weight-complex="bold"/>
    </style:style>
    <style:style style:name="T7" style:family="text">
      <style:text-properties officeooo:rsid="00107ef8"/>
    </style:style>
    <style:style style:name="T8" style:family="text">
      <style:text-properties officeooo:rsid="0015b7b2"/>
    </style:style>
    <style:style style:name="T9" style:family="text">
      <style:text-properties officeooo:rsid="0017869d"/>
    </style:style>
    <style:style style:name="T10" style:family="text">
      <style:text-properties officeooo:rsid="0018cb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ity Types:</text:p>
      <text:p text:style-name="P2">00 00 : 0 ?</text:p>
      <text:p text:style-name="P2">00 01 : N/A</text:p>
      <text:p text:style-name="P2">00 02 : Scenery</text:p>
      <text:p text:style-name="P2">00 03 : Player Spawn</text:p>
      <text:p text:style-name="P2">00 04 : N/A</text:p>
      <text:p text:style-name="P2">00 05 : Creatures</text:p>
      <text:p text:style-name="P2">00 06 : N/A</text:p>
      <text:p text:style-name="P2">00 07 : Weather</text:p>
      <text:p text:style-name="P2">00 08 : N/A</text:p>
      <text:p text:style-name="P2">00 09 : N/A</text:p>
      <text:p text:style-name="P2">00 0A : Effects</text:p>
      <text:p text:style-name="P2">00 0B : Switches</text:p>
      <text:p text:style-name="P2">00 0C : Spells</text:p>
      <text:p text:style-name="P2">00 0D : N/A</text:p>
      <text:p text:style-name="P2">00 0E : N/A</text:p>
      <text:p text:style-name="P2">00 0F : N/A </text:p>
      <text:p text:style-name="P2"/>
      <text:p text:style-name="P4"/>
      <text:p text:style-name="P13"><text:span text:style-name="T2">0x</text:span><text:span text:style-name="T1">02-</text:span>Scenery Subtypes</text:p>
      <text:p text:style-name="P4">0- tree</text:p>
      <text:p text:style-name="P4">1- statue1</text:p>
      <text:p text:style-name="P4">2- stonehange</text:p>
      <text:p text:style-name="P4">3- statue2</text:p>
      <text:p text:style-name="P4">4- small carpet1</text:p>
      <text:p text:style-name="P4">5- small carpet2</text:p>
      <text:p text:style-name="P4">6-</text:p>
      <text:p text:style-name="P4">7- barrel</text:p>
      <text:p text:style-name="P4">8- vase</text:p>
      <text:p text:style-name="P16">0x03-Player Spawn</text:p>
      <text:p text:style-name="P2"/>
      <text:p text:style-name="P2"/>
      <text:p text:style-name="P14"><text:span text:style-name="T2">0x05-</text:span>Creatures Subtypes</text:p>
      <text:p text:style-name="P2">0 - flying worm</text:p>
      <text:p text:style-name="P2">1 - goat</text:p>
      <text:p text:style-name="P2">2 - bee</text:p>
      <text:p text:style-name="P2">3 - worm</text:p>
      <text:p text:style-name="P2">4 - archer</text:p>
      <text:p text:style-name="P2">6 - ?Crab?</text:p>
      <text:p text:style-name="P2">7 - ?Kraken?</text:p>
      <text:p text:style-name="P2">8 - ?Griffon?</text:p>
      <text:p text:style-name="P2">9 - ?skeleton? archer2</text:p>
      <text:p text:style-name="P2">10 - ?Emu?</text:p>
      <text:p text:style-name="P2">11 - ?Genie?</text:p>
      <text:p text:style-name="P2">12 - Builder(villiger)</text:p>
      <text:p text:style-name="P2">13 - Townie(villiger)</text:p>
      <text:p text:style-name="P2">14 - Trader(villiger)</text:p>
      <text:p text:style-name="P2">15 - exploded humans(with hair flag)</text:p>
      <text:p text:style-name="P2">16 - wyvern</text:p>
      <text:p text:style-name="P2">17 - strong leon creature</text:p>
      <text:p text:style-name="P2">18 - head</text:p>
      <text:p text:style-name="P2">19 - firefly</text:p>
      <text:p text:style-name="P2">20 - spider</text:p>
      <text:p text:style-name="P2">21 - skiping diablos</text:p>
      <text:p text:style-name="P2">22 - flying mana</text:p>
      <text:p text:style-name="P2">23 - ballons</text:p>
      <text:p text:style-name="P2">24 -</text:p>
      <text:p text:style-name="P2">25 - flying creatures</text:p>
      <text:p text:style-name="P2">26 - mumie</text:p>
      <text:p text:style-name="P2">27 - big dragon</text:p>
      <text:p text:style-name="P2">28 - mana</text:p>
      <text:p text:style-name="P2">29 -</text:p>
      <text:p text:style-name="P2">30 -</text:p>
      <text:p text:style-name="P2"/>
      <text:p text:style-name="P5"/>
      <text:p text:style-name="P15">0x0A-Effects</text:p>
      <text:p text:style-name="P2"/>
      <text:p text:style-name="P2"><text:span text:style-name="T3">0x0A,0x1D-</text:span>Path<text:span text:style-name="T4">(visual path)</text:span></text:p>
      <text:p text:style-name="P1">Type:0x0A</text:p>
      <text:p text:style-name="P1">Subtype:0x1D</text:p>
      <text:p text:style-name="P6">DisId:0xffff</text:p>
      <text:p text:style-name="P9"><text:span text:style-name="T4">StageTag</text:span>:<text:span text:style-name="T8">1</text:span></text:p>
      <text:p text:style-name="P10"><text:span text:style-name="T9">par1</text:span><text:span text:style-name="T7">:next</text:span></text:p>
      <text:p text:style-name="P12"><text:span text:style-name="T9">par2</text:span><text:span text:style-name="T7">:previous</text:span></text:p>
      <text:p text:style-name="P1"/>
      <text:p text:style-name="P11"><text:span text:style-name="T5">0x0A,0x</text:span><text:span text:style-name="T6">2</text:span><text:span text:style-name="T5">D-</text:span><text:span text:style-name="T6">Terrain Modification</text:span></text:p>
      <text:p text:style-name="P8">Type:0x0A</text:p>
      <text:p text:style-name="P8">Subtype:0x1D</text:p>
      <text:p text:style-name="P8">DisId:0xffff</text:p>
      <text:p text:style-name="P11"><text:span text:style-name="T4">StageTag</text:span><text:span text:style-name="T7">:0xffff</text:span></text:p>
      <text:p text:style-name="P11"><text:span text:style-name="T9">par1</text:span><text:span text:style-name="T7">:</text:span><text:span text:style-name="T4">subsub</text:span><text:span text:style-name="T10">type</text:span></text:p>
      <text:p text:style-name="P8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54:46.460000000</meta:creation-date>
    <dc:date>2021-03-07T13:31:14.200000000</dc:date>
    <meta:editing-duration>PT2H35M52S</meta:editing-duration>
    <meta:editing-cycles>9</meta:editing-cycles>
    <meta:generator>LibreOffice/7.0.1.2$Windows_X86_64 LibreOffice_project/7cbcfc562f6eb6708b5ff7d7397325de9e764452</meta:generator>
    <meta:document-statistic meta:table-count="0" meta:image-count="0" meta:object-count="0" meta:page-count="5" meta:paragraph-count="73" meta:word-count="207" meta:character-count="983" meta:non-whitespace-character-count="848"/>
  </office:meta>
</office:document-meta>
</file>